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adobe-garamond-pro" svg:font-family="adobe-garamond-pro, Garamond, Baskerville, 'Baskerville Old Face', 'Hoefler Text', 'Times New Roman', serif"/>
    <style:font-face style:name="canada-type-gibson" svg:font-family="canada-type-gibson, 'Gill Sans', 'Gill Sans MT', Calibri, sans-serif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in" loext:contextual-spacing="false" fo:line-height="130%" fo:orphans="2" fo:widows="2" fo:text-indent="0in" style:auto-text-indent="false"/>
      <style:text-properties fo:font-variant="normal" fo:text-transform="none" fo:color="#000000" style:font-name="inherit" fo:font-size="15pt" fo:letter-spacing="normal" fo:font-style="normal" fo:font-weight="normal" loext:padding="0in" loext:border="none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130%" fo:orphans="2" fo:widows="2" fo:text-indent="0in" style:auto-text-indent="false"/>
      <style:text-properties fo:font-variant="normal" fo:text-transform="none" fo:color="#000000" fo:letter-spacing="normal"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font-variant="normal" fo:text-transform="none" fo:color="#000000" style:text-line-through-style="solid" style:text-line-through-type="single" style:font-name="canada-type-gibson" fo:font-size="16.5pt" fo:letter-spacing="normal" fo:font-style="normal" fo:font-weight="bold" style:font-name-asian="Geneva" style:font-size-asian="12pt" style:font-name-complex="Geneva" style:font-size-complex="12pt" loext:padding="0in" loext:border="non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text-line-through-style="solid" style:text-line-through-type="single" style:font-name="Geneva" fo:font-size="12pt" style:font-name-asian="Geneva" style:font-size-asian="12pt" style:font-name-complex="Geneva" style:font-size-complex="12pt"/>
    </style:style>
    <style:style style:name="P7" style:family="paragraph" style:parent-style-name="Heading_20_1" style:master-page-name="PM2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fo:font-variant="normal" fo:text-transform="none" fo:color="#000000" style:text-line-through-style="solid" style:text-line-through-type="single" style:font-name="canada-type-gibson" fo:font-size="16.5pt" fo:letter-spacing="normal" fo:font-style="normal" fo:font-weight="bold" style:font-name-asian="Geneva" style:font-size-asian="12pt" style:font-name-complex="Geneva" style:font-size-complex="12pt" loext:padding="0in" loext:border="none"/>
    </style:style>
    <style:style style:name="T1" style:family="text">
      <style:text-properties fo:color="#000000" style:font-name="Geneva" fo:font-size="12pt" style:font-name-asian="Geneva" style:font-size-asian="12pt" style:font-name-complex="Geneva" style:font-size-complex="12pt"/>
    </style:style>
    <style:style style:name="T2" style:family="text">
      <style:text-properties fo:color="#000000" style:text-line-through-style="solid" style:text-line-through-type="single" style:font-name="Geneva" fo:font-size="12pt" style:font-name-asian="Geneva" style:font-size-asian="12pt" style:font-name-complex="Geneva" style:font-size-complex="12pt"/>
    </style:style>
    <style:style style:name="T3" style:family="text">
      <style:text-properties style:font-name="inherit" fo:font-size="15pt" fo:font-style="normal" fo:font-weight="normal"/>
    </style:style>
    <style:style style:name="T4" style:family="text">
      <style:text-properties fo:text-transform="uppercase" fo:color="#494949" style:font-name="canada-type-gibson" fo:font-size="16.5pt" fo:letter-spacing="0.0102in" fo:font-style="normal" fo:font-weight="normal" loext:padding="0in" loext:border="none"/>
    </style:style>
    <style:style style:name="T5" style:family="text">
      <style:text-properties fo:text-transform="uppercase" fo:color="#000000" style:font-name="inherit" fo:font-size="10.5pt" fo:letter-spacing="0.0102in" fo:font-style="normal" style:text-underline-style="solid" style:text-underline-width="auto" style:text-underline-color="font-color" fo:font-weight="normal" loext:padding="0in" loext:border="none"/>
    </style:style>
    <style:style style:name="T6" style:family="text">
      <style:text-properties style:font-name="Geneva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text:span text:style-name="T6">Sonnet 18: Shall I compare thee to a summer’s day?</text:span></text:h>
      <text:p text:style-name="P5"><text:span text:style-name="T6"/></text:p>
      <text:p text:style-name="P2"><text:span text:style-name="T4">BY </text:span><text:a xlink:type="simple" xlink:href="https://www.poetryfoundation.org/poets/william-shakespeare" text:style-name="Internet_20_link" text:visited-style-name="Visited_20_Internet_20_Link"><text:span text:style-name="T5">WILLIAM SHAKESPEARE</text:span></text:a></text:p>
      <text:p text:style-name="P3">Shall I compare thee to a summer’s day?</text:p>
      <text:p text:style-name="P3">Thou art more lovely and more temperate:</text:p>
      <text:p text:style-name="P3">Rough winds do shake the darling buds of May,</text:p>
      <text:p text:style-name="P3">And summer’s lease hath all too short a date;</text:p>
      <text:p text:style-name="P3">Sometime too hot the eye of heaven shines,</text:p>
      <text:p text:style-name="P3">And often is his gold complexion dimm'd;</text:p>
      <text:p text:style-name="P3">And every fair from fair sometime declines,</text:p>
      <text:p text:style-name="P3">By chance or nature’s changing course untrimm'd;</text:p>
      <text:p text:style-name="P3">But thy eternal summer shall not fade,</text:p>
      <text:p text:style-name="P3">Nor lose possession of that fair thou ow’st;</text:p>
      <text:p text:style-name="P3">Nor shall death brag thou wander’st in his shade,</text:p>
      <text:p text:style-name="P3">When in eternal lines to time thou grow’st:</text:p>
      <text:p text:style-name="P4">   <text:span text:style-name="T3">So long as men can breathe or eyes can see,</text:span></text:p>
      <text:p text:style-name="P4">   <text:span text:style-name="T3">So long lives this, and this gives life to thee.</text:span></text:p>
      <text:p text:style-name="P6"><text:span text:style-name="T2"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adobe-garamond-pro" svg:font-family="adobe-garamond-pro, Garamond, Baskerville, 'Baskerville Old Face', 'Hoefler Text', 'Times New Roman', serif"/>
    <style:font-face style:name="canada-type-gibson" svg:font-family="canada-type-gibson, 'Gill Sans', 'Gill Sans MT', Calibri, sans-serif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date>2024-05-28T21:49:39.296000000</dc:date>
    <meta:editing-duration>PT24S</meta:editing-duration>
    <meta:editing-cycles>1</meta:editing-cycles>
    <meta:document-statistic meta:table-count="0" meta:image-count="0" meta:object-count="0" meta:page-count="1" meta:paragraph-count="16" meta:word-count="127" meta:character-count="685" meta:non-whitespace-character-count="568"/>
  </office:meta>
</office:document-meta>
</file>